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F7DEA6258E6239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6.415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100358" style:font-size-asian="8pt" style:font-weight-asian="normal" style:font-name-complex="Arial1" style:font-weight-complex="bold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6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221641" style:font-size-asian="8pt" style:font-weight-asian="bold" style:font-name-complex="Arial1"/>
    </style:style>
    <style:style style:name="P7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8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9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10" style:family="paragraph" style:parent-style-name="Header">
      <style:paragraph-properties>
        <style:tab-stops/>
      </style:paragraph-properties>
      <style:text-properties style:font-name-complex="Arial1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3" style:family="paragraph" style:parent-style-name="Text_20_body">
      <style:text-properties fo:font-size="10pt" style:font-size-asian="10pt" style:font-name-complex="Arial1"/>
    </style:style>
    <style:style style:name="P14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-complex="Arial1"/>
    </style:style>
    <style:style style:name="P16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7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size="9pt" officeooo:rsid="0038f73d" officeooo:paragraph-rsid="004d8108" style:font-size-asian="9pt" style:font-name-complex="Arial1" style:font-size-complex="9pt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38f73d" officeooo:paragraph-rsid="0057a21e" style:font-name-complex="Arial1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311e62" officeooo:paragraph-rsid="00311e62" style:font-style-asian="italic" style:font-weight-asian="bold" style:font-name-complex="Arial1" style:font-style-complex="italic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9fcc" officeooo:paragraph-rsid="00379fcc" style:font-style-asian="italic" style:font-weight-asian="normal" style:font-name-complex="Arial1" style:font-style-complex="italic" style:font-weight-complex="normal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cfcb" officeooo:paragraph-rsid="0037cfcb" style:font-style-asian="italic" style:font-weight-asian="normal" style:font-name-complex="Arial1" style:font-style-complex="italic" style:font-weight-complex="normal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9f8037" officeooo:paragraph-rsid="005d5d5f" style:font-style-asian="italic" style:font-name-complex="Arial1" style:font-style-complex="italic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3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3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378b8f" officeooo:paragraph-rsid="00378b8f" style:font-name-complex="Arial1"/>
    </style:style>
    <style:style style:name="P3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57a21e" officeooo:paragraph-rsid="0057a21e" style:font-name-complex="Arial1"/>
    </style:style>
    <style:style style:name="P3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8b8f" officeooo:paragraph-rsid="00378b8f" style:font-weight-asian="normal" style:font-name-complex="Arial1" style:font-weight-complex="normal"/>
    </style:style>
    <style:style style:name="P3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9fcc" officeooo:paragraph-rsid="00379fcc" style:font-weight-asian="normal" style:font-name-complex="Arial1" style:font-weight-complex="normal"/>
    </style:style>
    <style:style style:name="P3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4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00" style:font-name="Arial1" officeooo:rsid="0057a21e" officeooo:paragraph-rsid="0057a21e" style:font-name-complex="Arial1"/>
    </style:style>
    <style:style style:name="P41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42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43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44" style:family="paragraph" style:parent-style-name="Tête_20_tableau">
      <style:text-properties style:font-name="Arial1" fo:font-size="8pt" style:font-size-asian="8pt" style:font-name-complex="Arial1"/>
    </style:style>
    <style:style style:name="P45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46" style:family="paragraph" style:parent-style-name="tableau_20_Titre">
      <style:text-properties style:font-name="Arial1" style:font-name-complex="Arial1"/>
    </style:style>
    <style:style style:name="P47" style:family="paragraph" style:parent-style-name="tableau_20_Titre">
      <style:text-properties fo:color="#ffffff" style:font-name="Arial1" style:font-name-complex="Arial1"/>
    </style:style>
    <style:style style:name="P48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49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50" style:family="paragraph" style:parent-style-name="Standard">
      <style:text-properties style:font-name-complex="Arial1"/>
    </style:style>
    <style:style style:name="P51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52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53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54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465b0e" officeooo:paragraph-rsid="00465b0e" style:font-size-asian="22pt" style:font-weight-asian="bold" style:font-name-complex="Arial1" style:font-weight-complex="bold"/>
    </style:style>
    <style:style style:name="P55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56" style:family="paragraph" style:parent-style-name="Standard">
      <style:text-properties fo:font-size="10pt" style:font-size-asian="10pt" style:font-name-complex="Arial1"/>
    </style:style>
    <style:style style:name="P57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58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59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60" style:family="paragraph" style:parent-style-name="Standard">
      <style:text-properties fo:font-size="9pt" style:font-size-asian="9pt" style:font-size-complex="9pt"/>
    </style:style>
    <style:style style:name="P61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62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63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64" style:family="paragraph" style:parent-style-name="Standard">
      <style:text-properties fo:font-size="9pt" officeooo:rsid="0013da4e" officeooo:paragraph-rsid="003fa02f" style:font-size-asian="9pt" style:font-size-complex="9pt"/>
    </style:style>
    <style:style style:name="P65" style:family="paragraph" style:parent-style-name="Standard">
      <style:text-properties fo:font-size="9pt" officeooo:rsid="001423c4" officeooo:paragraph-rsid="001423c4" style:font-size-asian="9pt" style:font-size-complex="9pt"/>
    </style:style>
    <style:style style:name="P66" style:family="paragraph" style:parent-style-name="Standard">
      <style:text-properties fo:font-size="9pt" officeooo:rsid="001423c4" officeooo:paragraph-rsid="00159d81" style:font-size-asian="9pt" style:font-size-complex="9pt"/>
    </style:style>
    <style:style style:name="P67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68" style:family="paragraph" style:parent-style-name="Standard">
      <style:text-properties fo:font-size="9pt" officeooo:rsid="00198b4a" officeooo:paragraph-rsid="00198b4a" style:font-size-asian="9pt" style:font-size-complex="9pt"/>
    </style:style>
    <style:style style:name="P69" style:family="paragraph" style:parent-style-name="Standard">
      <style:text-properties fo:font-size="9pt" officeooo:rsid="00198b4a" officeooo:paragraph-rsid="003fbee6" style:font-size-asian="9pt" style:font-size-complex="9pt"/>
    </style:style>
    <style:style style:name="P70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71" style:family="paragraph" style:parent-style-name="Standard">
      <style:text-properties fo:font-size="9pt" officeooo:rsid="00206c5b" style:font-size-asian="9pt" style:font-size-complex="9pt"/>
    </style:style>
    <style:style style:name="P72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73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74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75" style:family="paragraph" style:parent-style-name="Standard">
      <style:text-properties style:font-name="Arial1" fo:font-size="12pt" fo:font-weight="normal" officeooo:rsid="0026a176" officeooo:paragraph-rsid="00573b9f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7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8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79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0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1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82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42f425" officeooo:paragraph-rsid="0042f425" style:font-size-asian="8pt" style:font-name-complex="Arial1"/>
    </style:style>
    <style:style style:name="P83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4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5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86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87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88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89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90" style:family="paragraph" style:parent-style-name="Standard" style:list-style-name="WW8Num270">
      <style:text-properties fo:font-size="10pt" style:font-size-asian="10pt" style:font-name-complex="Arial1"/>
    </style:style>
    <style:style style:name="P91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2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3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94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95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6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97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P98" style:family="paragraph" style:parent-style-name="Heading_20_3">
      <style:text-properties style:font-name="Arial1" style:font-name-complex="Arial1"/>
    </style:style>
    <style:style style:name="P99" style:family="paragraph" style:parent-style-name="Heading_20_3">
      <style:text-properties officeooo:paragraph-rsid="00100358"/>
    </style:style>
    <style:style style:name="P100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officeooo:rsid="003c96f4" style:font-name-complex="Arial1"/>
    </style:style>
    <style:style style:name="T6" style:family="text">
      <style:text-properties fo:font-weight="bold" style:font-weight-asian="bold" style:font-name-complex="Arial1"/>
    </style:style>
    <style:style style:name="T7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8" style:family="text">
      <style:text-properties fo:color="#0000ff" fo:font-weight="bold" officeooo:rsid="00066e76" style:font-weight-asian="bold" style:font-name-complex="Arial1" style:font-weight-complex="bold"/>
    </style:style>
    <style:style style:name="T9" style:family="text">
      <style:text-properties fo:font-size="10pt" fo:font-style="italic" style:font-size-asian="10pt" style:font-style-asian="italic" style:font-name-complex="Arial1" style:font-style-complex="italic"/>
    </style:style>
    <style:style style:name="T10" style:family="text">
      <style:text-properties fo:font-size="10pt" style:font-size-asian="10pt" style:font-name-complex="Arial1"/>
    </style:style>
    <style:style style:name="T11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2" style:family="text">
      <style:text-properties style:font-name="Arial1" style:font-name-complex="Arial1"/>
    </style:style>
    <style:style style:name="T13" style:family="text">
      <style:text-properties style:font-name="Arial1" officeooo:rsid="003c96f4" style:font-name-complex="Arial1"/>
    </style:style>
    <style:style style:name="T14" style:family="text">
      <style:text-properties style:font-name="Arial1" fo:font-size="8pt" style:font-size-asian="8pt" style:font-name-complex="Arial1"/>
    </style:style>
    <style:style style:name="T15" style:family="text">
      <style:text-properties style:font-name-asian="Arial1"/>
    </style:style>
    <style:style style:name="T16" style:family="text">
      <style:text-properties style:use-window-font-color="true" fo:font-size="10pt" fo:language="fr" fo:country="FR" fo:font-weight="bold" officeooo:rsid="00511fcf" style:font-name-asian="Times New Roman" style:font-size-asian="10pt" style:font-weight-asian="bold" style:font-size-complex="10pt" style:language-complex="ar" style:country-complex="SA"/>
    </style:style>
    <style:style style:name="T17" style:family="text">
      <style:text-properties officeooo:rsid="0010c24a"/>
    </style:style>
    <style:style style:name="T18" style:family="text">
      <style:text-properties officeooo:rsid="001ae20e"/>
    </style:style>
    <style:style style:name="T19" style:family="text">
      <style:text-properties officeooo:rsid="003ea2a7"/>
    </style:style>
    <style:style style:name="T20" style:family="text">
      <style:text-properties officeooo:rsid="003fbee6"/>
    </style:style>
    <style:style style:name="T21" style:family="text">
      <style:text-properties officeooo:rsid="00410605"/>
    </style:style>
    <style:style style:name="T22" style:family="text">
      <style:text-properties officeooo:rsid="0042f425"/>
    </style:style>
    <style:style style:name="T23" style:family="text">
      <style:text-properties officeooo:rsid="0047664f"/>
    </style:style>
    <style:style style:name="T24" style:family="text">
      <style:text-properties officeooo:rsid="004ac77d"/>
    </style:style>
    <style:style style:name="T25" style:family="text">
      <style:text-properties officeooo:rsid="004b8b7a"/>
    </style:style>
    <style:style style:name="T26" style:family="text">
      <style:text-properties fo:font-size="9pt" officeooo:rsid="004b8b7a" style:font-size-asian="9pt" style:font-size-complex="9pt"/>
    </style:style>
    <style:style style:name="T27" style:family="text">
      <style:text-properties officeooo:rsid="00a8241d" fo:background-color="transparent" loext:char-shading-value="0"/>
    </style:style>
    <style:style style:name="T28" style:family="text">
      <style:text-properties officeooo:rsid="00abafd4" fo:background-color="transparent" loext:char-shading-value="0"/>
    </style:style>
    <style:style style:name="T29" style:family="text">
      <style:text-properties officeooo:rsid="00a8241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</table:table-row>
        <table:table-row table:style-name="Tableau1.2">
          <table:table-cell table:style-name="Tableau1.A2" table:number-columns-spanned="3" office:value-type="string">
            <text:p text:style-name="P53">Fiche Batch</text:p>
            <text:p text:style-name="P53"/>
            <text:p text:style-name="P54">importEnqueteurs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49"><text:span text:style-name="T7">Version : </text:span><text:span text:style-name="T7"><text:user-defined style:data-style-name="N0" text:name="Version">0.1</text:user-defined></text:span></text:p>
            <text:p text:style-name="P49"><text:span text:style-name="T7">Date de version :</text:span><text:span text:style-name="T3"> </text:span><text:span text:style-name="T8">16/10/2019</text:span></text:p>
          </table:table-cell>
        </table:table-row>
      </table:table>
      <text:p text:style-name="P18">Dans le menu Fichier/Propriétés, <text:span text:style-name="T22">r</text:span>enseigner :</text:p>
      <text:list xml:id="list3376016940" text:style-name="L1">
        <text:list-item>
          <text:p text:style-name="P91">Résumé : Titre (nom du batch), Sujet, ..</text:p>
        </text:list-item>
        <text:list-item>
          <text:p text:style-name="P92">Personnalisation : état, Version, Projet, Date_Document …</text:p>
        </text:list-item>
      </text:list>
      <text:p text:style-name="P51"/>
      <text:p text:style-name="P46">Descriptif du Document</text:p>
      <text:p text:style-name="P76"><text:span text:style-name="T3">Titre du document<text:tab/></text:span><text:span text:style-name="T6">Fiche enchaînement : </text:span><text:span text:style-name="T4"><text:title>importEnqueteurs</text:title></text:span></text:p>
      <text:p text:style-name="P77"><text:span text:style-name="T3">Version du document<text:tab/></text:span><text:span text:style-name="T6"><text:user-defined style:data-style-name="N0" text:name="Version">0.1</text:user-defined></text:span></text:p>
      <text:p text:style-name="P77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6"><text:user-defined style:data-style-name="N0" text:name="Comments"/></text:span></text:p>
      <text:p text:style-name="P41"><text:bookmark-end text:name="OLE_LINK2"/></text:p>
      <text:p text:style-name="P47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4">Version</text:p>
          </table:table-cell>
          <table:table-cell table:style-name="Tableau2.A1" office:value-type="string">
            <text:p text:style-name="P44">Date</text:p>
          </table:table-cell>
          <table:table-cell table:style-name="Tableau2.A1" office:value-type="string">
            <text:p text:style-name="P44">Auteur</text:p>
          </table:table-cell>
          <table:table-cell table:style-name="Tableau2.D1" office:value-type="string">
            <text:p text:style-name="P44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78">0.1</text:p>
          </table:table-cell>
          <table:table-cell table:style-name="Tableau2.A2" office:value-type="string">
            <text:p text:style-name="P81"><text:span text:style-name="T23">24</text:span>/10/2019</text:p>
          </table:table-cell>
          <table:table-cell table:style-name="Tableau2.A2" office:value-type="string">
            <text:p text:style-name="P82">Aude Mulliez</text:p>
          </table:table-cell>
          <table:table-cell table:style-name="Tableau2.D2" office:value-type="string">
            <text:p text:style-name="P80">Initialisation de la fiche</text:p>
          </table:table-cell>
        </table:table-row>
        <table:table-row table:style-name="Tableau2.1">
          <table:table-cell table:style-name="Tableau2.A3" office:value-type="string">
            <text:p text:style-name="P78">1.0</text:p>
          </table:table-cell>
          <table:table-cell table:style-name="Tableau2.B3" office:value-type="string">
            <text:p text:style-name="P83"/>
          </table:table-cell>
          <table:table-cell table:style-name="Tableau2.C3" office:value-type="string">
            <text:p text:style-name="P83"/>
          </table:table-cell>
          <table:table-cell table:style-name="Tableau2.D3" office:value-type="string">
            <text:p text:style-name="P84"/>
          </table:table-cell>
        </table:table-row>
        <table:table-row table:style-name="Tableau2.1">
          <table:table-cell table:style-name="Tableau2.A4" office:value-type="string">
            <text:p text:style-name="P79"/>
          </table:table-cell>
          <table:table-cell table:style-name="Tableau2.B4" office:value-type="string">
            <text:p text:style-name="P83"/>
          </table:table-cell>
          <table:table-cell table:style-name="Tableau2.C4" office:value-type="string">
            <text:p text:style-name="P83"/>
          </table:table-cell>
          <table:table-cell table:style-name="Tableau2.D4" office:value-type="string">
            <text:p text:style-name="P84"/>
          </table:table-cell>
        </table:table-row>
        <table:table-row table:style-name="Tableau2.1">
          <table:table-cell table:style-name="Tableau2.A5" office:value-type="string">
            <text:p text:style-name="P79"/>
          </table:table-cell>
          <table:table-cell table:style-name="Tableau2.B5" office:value-type="string">
            <text:p text:style-name="P83"/>
          </table:table-cell>
          <table:table-cell table:style-name="Tableau2.C5" office:value-type="string">
            <text:p text:style-name="P83"/>
          </table:table-cell>
          <table:table-cell table:style-name="Tableau2.D5" office:value-type="string">
            <text:p text:style-name="P84"/>
          </table:table-cell>
        </table:table-row>
      </table:table>
      <text:p text:style-name="P85"/>
      <text:p text:style-name="P85"/>
      <text:p text:style-name="P46">SOMMAIRE</text:p>
      <text:p text:style-name="P42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_RefHeading___Toc120_1301119060" text:style-name="Index_20_Link" text:visited-style-name="Index_20_Link"><text:s text:c="2"/>Fiche enchainement<text:tab/>3</text:a></text:p>
          <text:p text:style-name="P89"><text:a xlink:type="simple" xlink:href="#__RefHeading___Toc383072523" text:style-name="Index_20_Link" text:visited-style-name="Index_20_Link">1.1 <text:s/>Enchaînement : importEnqueteurs<text:tab/>3</text:a></text:p>
          <text:p text:style-name="P89"><text:a xlink:type="simple" xlink:href="#__RefHeading___Toc383072524" text:style-name="Index_20_Link" text:visited-style-name="Index_20_Link">1.2 <text:s/>Description des Unités de traitement<text:tab/>4</text:a></text:p>
          <text:p text:style-name="P43"><text:a xlink:type="simple" xlink:href="#__RefHeading___Toc383072525" text:style-name="Index_20_Link" text:visited-style-name="Index_20_Link"><text:s/>Éléments pour tester le batch<text:tab/>4</text:a></text:p>
          <text:p text:style-name="P43"><text:a xlink:type="simple" xlink:href="#__RefHeading___Toc383072526" text:style-name="Index_20_Link" text:visited-style-name="Index_20_Link"><text:s/>Définition et glossaire<text:tab/>5</text:a></text:p>
        </text:index-body>
      </text:table-of-content>
      <text:p text:style-name="P45"/>
      <text:p text:style-name="P59"/>
      <text:h text:style-name="P93" text:outline-level="1"><text:bookmark-start text:name="__RefHeading___Toc120_1301119060"/><text:span text:style-name="T15"><text:s/></text:span>Fiche enchainement<text:bookmark-end text:name="__RefHeading___Toc120_1301119060"/></text:h>
      <text:p text:style-name="P88"/>
      <text:h text:style-name="P96" text:outline-level="2"><text:bookmark-start text:name="__RefHeading___Toc383072523"/><text:span text:style-name="T12">Enchaînement : </text:span><text:span text:style-name="T12"><text:title>importEnqueteurs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0">Enchaînement</text:p>
          </table:table-cell>
          <table:table-cell table:style-name="Tableau3.B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20">Description fonctionnelle</text:p>
          </table:table-cell>
          <table:table-cell table:style-name="Tableau3.B2" table:number-columns-spanned="6" office:value-type="string">
            <text:p text:style-name="P27">Lecture <text:span text:style-name="T24">des enqueteurs actifs IPC </text:span>dans la base Oracle du système existant, transformation et chargement dans la base Posgtres PrismeCollecte Prico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20">Règle de planification</text:p>
          </table:table-cell>
          <table:table-cell table:style-name="Tableau3.B3" table:number-columns-spanned="6" office:value-type="string">
            <text:p text:style-name="P30">Toutes les 10 minutes <text:span text:style-name="T27">entre </text:span><text:span text:style-name="T28">6</text:span><text:span text:style-name="T27">:00 et </text:span><text:span text:style-name="T28">19</text:span><text:span text:style-name="T27">:00 </text:span><text:span text:style-name="T29">(interruption pendant la nui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20">Type traitement </text:p>
          </table:table-cell>
          <table:table-cell table:style-name="Tableau3.B4" office:value-type="string">
            <text:p text:style-name="P37">X</text:p>
          </table:table-cell>
          <table:table-cell table:style-name="Tableau3.C4" office:value-type="string">
            <text:p text:style-name="P39">Interface Entrante</text:p>
          </table:table-cell>
          <table:table-cell table:style-name="Tableau3.D4" office:value-type="string">
            <text:p text:style-name="P33">X</text:p>
          </table:table-cell>
          <table:table-cell table:style-name="Tableau3.E4" office:value-type="string">
            <text:p text:style-name="P39">Traitement</text:p>
          </table:table-cell>
          <table:table-cell table:style-name="Tableau3.F4" office:value-type="string">
            <text:p text:style-name="P33">X</text:p>
          </table:table-cell>
          <table:table-cell table:style-name="Tableau3.G4" office:value-type="string">
            <text:p text:style-name="P39">Interface Sortante</text:p>
          </table:table-cell>
        </table:table-row>
        <table:table-row table:style-name="Tableau3.1">
          <table:table-cell table:style-name="Tableau3.A5" office:value-type="string">
            <text:p text:style-name="P20">Exécution</text:p>
          </table:table-cell>
          <table:table-cell table:style-name="Tableau3.B5" office:value-type="string">
            <text:p text:style-name="P31"/>
          </table:table-cell>
          <table:table-cell table:style-name="Tableau3.C5" office:value-type="string">
            <text:p text:style-name="P39">Parallèle</text:p>
          </table:table-cell>
          <table:table-cell table:style-name="Tableau3.D5" office:value-type="string">
            <text:p text:style-name="P33">X</text:p>
          </table:table-cell>
          <table:table-cell table:style-name="Tableau3.E5" table:number-columns-spanned="3" office:value-type="string">
            <text:p text:style-name="P39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20">Contraintes</text:p>
          </table:table-cell>
          <table:table-cell table:style-name="Tableau3.B6" table:number-columns-spanned="6" office:value-type="string">
            <text:p text:style-name="P28">BDD Oracle IPC et BDD PrismeCollecte disponib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20">Reprise Globale</text:p>
          </table:table-cell>
          <table:table-cell table:style-name="Tableau3.B7" office:value-type="string">
            <text:p text:style-name="P38">X</text:p>
          </table:table-cell>
          <table:table-cell table:style-name="Tableau3.C7" office:value-type="string">
            <text:p text:style-name="P39">Autorisée</text:p>
          </table:table-cell>
          <table:table-cell table:style-name="Tableau3.D7" office:value-type="string">
            <text:p text:style-name="P32"/>
          </table:table-cell>
          <table:table-cell table:style-name="Tableau3.E7" table:number-columns-spanned="3" office:value-type="string">
            <text:p text:style-name="P39">Interdite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20">Remarques </text:p>
          </table:table-cell>
          <table:table-cell table:style-name="Tableau3.B8" table:number-columns-spanned="6" office:value-type="string">
            <text:p text:style-name="P29">Fonctionne en insertion ou mise à jour, peut être rejoué sans risqu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100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2">Code unité de Traitement</text:p>
          </table:table-cell>
          <table:table-cell table:style-name="Tableau4.A1" office:value-type="string">
            <text:p text:style-name="P22">Libellé unité de Traitement</text:p>
          </table:table-cell>
          <table:table-cell table:style-name="Tableau4.C1" office:value-type="string">
            <text:p text:style-name="P22">Règle d’exécution</text:p>
          </table:table-cell>
        </table:table-row>
        <table:table-row table:style-name="Tableau4.1">
          <table:table-cell table:style-name="Tableau4.A2" office:value-type="string">
            <text:p text:style-name="P34">importEnqueteurs</text:p>
          </table:table-cell>
          <table:table-cell table:style-name="Tableau4.A1" office:value-type="string">
            <text:p text:style-name="P40">importEnqueteurs</text:p>
          </table:table-cell>
          <table:table-cell table:style-name="Tableau4.C1" office:value-type="string">
            <text:p text:style-name="P25">Tous les jours <text:span text:style-name="T25">à la suite de </text:span><text:span text:style-name="T26">importAgglomerations</text:span><text:span text:style-name="T25"> (quel que soit son code retour)</text:span></text:p>
          </table:table-cell>
        </table:table-row>
      </table:table>
      <text:p text:style-name="P50"/>
      <text:h text:style-name="P98" text:outline-level="3">Graphe d’enchaînement</text:h>
      <text:p text:style-name="P17">Sans objet</text:p>
      <text:p text:style-name="P16"><text:bookmark text:name="_1456810277"/></text:p>
      <text:p text:style-name="P14"/>
      <text:p text:style-name="P48"/>
      <text:h text:style-name="P97" text:outline-level="2"><text:bookmark-start text:name="__RefHeading___Toc383072524"/>Description des Unités de traitement <text:bookmark-end text:name="__RefHeading___Toc383072524"/></text:h>
      <text:h text:style-name="P99" text:outline-level="3">Description de l’unité <text:span text:style-name="T13">importEnqueteurs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20">Unité de Traitement</text:p>
          </table:table-cell>
          <table:covered-table-cell/>
          <table:table-cell table:style-name="Tableau5.C1" office:value-type="string">
            <text:p text:style-name="P2"><text:span text:style-name="T15"><text:s/></text:span><text:span text:style-name="T16">importEnqueteurs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20">Description fonctionnelle</text:p>
          </table:table-cell>
          <table:covered-table-cell/>
          <table:table-cell table:style-name="Tableau5.C2" office:value-type="string">
            <text:p text:style-name="P60">Voir <text:span text:style-name="T17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20">Règle d’exécution</text:p>
          </table:table-cell>
          <table:covered-table-cell/>
          <table:table-cell table:style-name="Tableau5.C3" office:value-type="string">
            <text:p text:style-name="P24">Tous les jours <text:span text:style-name="T25">à la suite de importAgglomerations (quel que soit son code retour)</text:span>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20">Traitements préalables </text:p>
          </table:table-cell>
          <table:covered-table-cell/>
          <table:table-cell table:style-name="Tableau5.C4" office:value-type="string">
            <text:p text:style-name="P61">Néant</text:p>
          </table:table-cell>
        </table:table-row>
        <table:table-row table:style-name="Tableau5.1">
          <table:table-cell table:style-name="Tableau5.A5" office:value-type="string">
            <text:p text:style-name="P20">Lancement</text:p>
          </table:table-cell>
          <table:table-cell table:style-name="Tableau5.B5" office:value-type="string">
            <text:p text:style-name="P20">Commande</text:p>
          </table:table-cell>
          <table:table-cell table:style-name="Tableau5.C5" office:value-type="string">
            <text:p text:style-name="P75">Lanceur <text:span text:style-name="T5">importEnqueteurs</text:span></text:p>
            <text:p text:style-name="P73"/>
            <text:p text:style-name="P74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35"/>
          </table:table-cell>
          <table:table-cell table:style-name="Tableau5.B6" office:value-type="string">
            <text:p text:style-name="P20">Options</text:p>
          </table:table-cell>
          <table:table-cell table:style-name="Tableau5.C6" office:value-type="string">
            <text:p text:style-name="P60"/>
          </table:table-cell>
        </table:table-row>
        <table:table-row table:style-name="Tableau5.7">
          <table:table-cell table:style-name="Tableau5.A8" table:number-rows-spanned="2" office:value-type="string">
            <text:p text:style-name="P20">Durée</text:p>
          </table:table-cell>
          <table:table-cell table:style-name="Tableau5.B7" office:value-type="string">
            <text:p text:style-name="P20">moyenne</text:p>
          </table:table-cell>
          <table:table-cell table:style-name="Tableau5.C7" office:value-type="string">
            <text:p text:style-name="P65">&lt; <text:span text:style-name="T19">5</text:span> min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20">maximum</text:p>
          </table:table-cell>
          <table:table-cell table:style-name="Tableau5.C8" office:value-type="string">
            <text:p text:style-name="P66">&lt; <text:span text:style-name="T19">5</text:span> min</text:p>
          </table:table-cell>
        </table:table-row>
        <table:table-row table:style-name="Tableau5.1">
          <table:table-cell table:style-name="Tableau5.A9" office:value-type="string">
            <text:p text:style-name="P20">Paramètres</text:p>
          </table:table-cell>
          <table:table-cell table:style-name="Tableau5.B9" office:value-type="string">
            <text:p text:style-name="P21"/>
          </table:table-cell>
          <table:table-cell table:style-name="Tableau5.C9" office:value-type="string">
            <text:p text:style-name="P62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20">Entrée externe (fichier en entrée)</text:p>
          </table:table-cell>
          <table:covered-table-cell/>
          <table:table-cell table:style-name="Tableau5.C10" office:value-type="string">
            <text:p text:style-name="P63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20">Entrée sortie (fichier intermédiaire)</text:p>
          </table:table-cell>
          <table:covered-table-cell/>
          <table:table-cell table:style-name="Tableau5.C11" office:value-type="string">
            <text:p text:style-name="P64">Néant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20">Sortie résultat (fichier en sortie)</text:p>
          </table:table-cell>
          <table:covered-table-cell/>
          <table:table-cell table:style-name="Tableau5.C12" office:value-type="string">
            <text:p text:style-name="P63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20">Log</text:p>
          </table:table-cell>
          <table:covered-table-cell/>
          <table:table-cell table:style-name="Tableau5.C13" office:value-type="string">
            <text:p text:style-name="P67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20">Espace temp</text:p>
          </table:table-cell>
          <table:table-cell table:style-name="Tableau5.B14" office:value-type="string">
            <text:p text:style-name="P20">Maximum</text:p>
          </table:table-cell>
          <table:table-cell table:style-name="Tableau5.C14" office:value-type="string">
            <text:p text:style-name="P68">s.o.</text:p>
          </table:table-cell>
        </table:table-row>
        <table:table-row table:style-name="Tableau5.1">
          <table:table-cell table:style-name="Tableau5.A15" office:value-type="string">
            <text:p text:style-name="P36"/>
          </table:table-cell>
          <table:table-cell table:style-name="Tableau5.B15" office:value-type="string">
            <text:p text:style-name="P20">Purge </text:p>
          </table:table-cell>
          <table:table-cell table:style-name="Tableau5.C15" office:value-type="string">
            <text:p text:style-name="P68">s.o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20">Base en entrée</text:p>
          </table:table-cell>
          <table:covered-table-cell/>
          <table:table-cell table:style-name="Tableau5.C16" office:value-type="string">
            <text:p text:style-name="P68">BDD Oracle IPC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20">Base en sortie</text:p>
          </table:table-cell>
          <table:covered-table-cell/>
          <table:table-cell table:style-name="Tableau5.C17" office:value-type="string">
            <text:p text:style-name="P69">BDD <text:span text:style-name="T18">Postgres</text:span> Pricol <text:span text:style-name="T20">en DMZ</text:span>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3">Consommation Mémoire </text:p>
          </table:table-cell>
          <table:covered-table-cell/>
          <table:table-cell table:style-name="Tableau5.C18" office:value-type="string">
            <text:p text:style-name="P70"/>
          </table:table-cell>
        </table:table-row>
        <table:table-row table:style-name="Tableau5.1">
          <table:table-cell table:style-name="Tableau5.A19" table:number-columns-spanned="2" office:value-type="string">
            <text:p text:style-name="P23">Consommation CPU</text:p>
          </table:table-cell>
          <table:covered-table-cell/>
          <table:table-cell table:style-name="Tableau5.C19" office:value-type="string">
            <text:p text:style-name="P70"/>
          </table:table-cell>
        </table:table-row>
        <table:table-row table:style-name="Tableau5.1">
          <table:table-cell table:style-name="Tableau5.A20" table:number-columns-spanned="2" office:value-type="string">
            <text:p text:style-name="P20">Ressources applicatives</text:p>
          </table:table-cell>
          <table:covered-table-cell/>
          <table:table-cell table:style-name="Tableau5.C20" office:value-type="string">
            <text:p text:style-name="P60"/>
          </table:table-cell>
        </table:table-row>
        <table:table-row table:style-name="Tableau5.1">
          <table:table-cell table:style-name="Tableau5.A25" table:number-rows-spanned="5" office:value-type="string">
            <text:p text:style-name="P20">codes de</text:p>
            <text:p text:style-name="P20">retour</text:p>
          </table:table-cell>
          <table:table-cell table:style-name="Tableau5.B21" office:value-type="string">
            <text:p text:style-name="P20">Valeur</text:p>
          </table:table-cell>
          <table:table-cell table:style-name="Tableau5.C21" office:value-type="string">
            <text:p text:style-name="P60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19"><text:span text:style-name="T12">0</text:span><text:span text:style-name="T14"> SANS ERREUR</text:span></text:p>
          </table:table-cell>
          <table:table-cell table:style-name="Tableau5.C22" office:value-type="string">
            <text:p text:style-name="P60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19"><text:span text:style-name="T12">201</text:span><text:span text:style-name="T14"> ANOMALIE<text:line-break/>NON BLOQUANTE</text:span></text:p>
          </table:table-cell>
          <table:table-cell table:style-name="Tableau5.C23" office:value-type="string">
            <text:p text:style-name="P71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4" office:value-type="string">
            <text:p text:style-name="P19"><text:span text:style-name="T12">202</text:span><text:span text:style-name="T14"> ARRET</text:span></text:p>
          </table:table-cell>
          <table:table-cell table:style-name="Tableau5.C24" office:value-type="string">
            <text:p text:style-name="P71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19"><text:span text:style-name="T12">203</text:span><text:span text:style-name="T14"> ARRET ANOMALIE FONCTIONNELLE</text:span></text:p>
          </table:table-cell>
          <table:table-cell table:style-name="Tableau5.C25" office:value-type="string">
            <text:p text:style-name="P71">Alerter l’équipe Projet Prisme ou l’équipe de maintenance IPC</text:p>
          </table:table-cell>
        </table:table-row>
        <table:table-row table:style-name="Tableau5.1">
          <table:table-cell table:style-name="Tableau5.A26" table:number-columns-spanned="2" office:value-type="string">
            <text:p text:style-name="P20">Responsable du traitement</text:p>
          </table:table-cell>
          <table:covered-table-cell/>
          <table:table-cell table:style-name="Tableau5.C26" office:value-type="string">
            <text:p text:style-name="P72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20">Remarques</text:p>
          </table:table-cell>
          <table:covered-table-cell/>
          <table:table-cell table:style-name="Tableau5.C27" office:value-type="string">
            <text:p text:style-name="P60"/>
          </table:table-cell>
        </table:table-row>
      </table:table>
      <text:h text:style-name="P94" text:outline-level="1"><text:bookmark-start text:name="__RefHeading___Toc383072525"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0">Base de données</text:p>
          </table:table-cell>
          <table:table-cell table:style-name="Tableau7.B1" office:value-type="string">
            <text:p text:style-name="P3">La base de données IPC doit contenir les tables du modèle IPC (contenu des tables sans importance)</text:p>
            <text:p text:style-name="P3"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20">SQL à exécuter avant le batch</text:p>
          </table:table-cell>
          <table:table-cell table:style-name="Tableau7.B1" office:value-type="string">
            <text:p text:style-name="P4">Néant</text:p>
          </table:table-cell>
        </table:table-row>
        <table:table-row table:style-name="Tableau7.1">
          <table:table-cell table:style-name="Tableau7.A1" office:value-type="string">
            <text:p text:style-name="P20">Résultats attendus</text:p>
          </table:table-cell>
          <table:table-cell table:style-name="Tableau7.B1" office:value-type="string">
            <text:p text:style-name="P6">Code retour 0 – <text:span text:style-name="T21">table enqueteurs alimentée / mise à jour</text:span></text:p>
          </table:table-cell>
        </table:table-row>
        <table:table-row table:style-name="Tableau7.1">
          <table:table-cell table:style-name="Tableau7.A1" office:value-type="string">
            <text:p text:style-name="P20">Pour relancer le batch</text:p>
          </table:table-cell>
          <table:table-cell table:style-name="Tableau7.B1" office:value-type="string">
            <text:p text:style-name="P5">Néant</text:p>
          </table:table-cell>
        </table:table-row>
      </table:table>
      <text:h text:style-name="P95" text:outline-level="1"><text:bookmark-start text:name="__RefHeading___Toc383072526"/><text:soft-page-break/>Définition et glossaire<text:bookmark-end text:name="__RefHeading___Toc383072526"/></text:h>
      <text:p text:style-name="P56">Définition des notions utilisées dans cette fiche.</text:p>
      <text:p text:style-name="P56"/>
      <text:p text:style-name="P57">Règle de planification</text:p>
      <text:p text:style-name="P56">Exprime le mode de déclenchement d’un enchaînement, à partir de plusieurs conditions :</text:p>
      <text:list xml:id="list2888544662" text:style-name="WW8Num270">
        <text:list-item>
          <text:p text:style-name="P90">Règle calendaire</text:p>
        </text:list-item>
        <text:list-item>
          <text:p text:style-name="P90">Sur fin d’un autre traitement</text:p>
        </text:list-item>
        <text:list-item>
          <text:p text:style-name="P90">Sur présence de fichier</text:p>
        </text:list-item>
      </text:list>
      <text:p text:style-name="P56"/>
      <text:p text:style-name="P57">Type de traitement</text:p>
      <text:p text:style-name="P56">Caractérise le rôle du traitement au sein du système d’information : interface entrante (traitement d’un flux entrant), interface sortante (production d’un flux sortant), traitement (autre).</text:p>
      <text:p text:style-name="P56"/>
      <text:p text:style-name="P57">Exécution (Parallèle ou exclusive)</text:p>
      <text:p text:style-name="P56">Un traitement dont l’exécution est ‘parallélisable’, peut être exécuté simultanément avec d’autres traitements (sans qu’il n’y ait conflit technique ou fonctionnel).</text:p>
      <text:p text:style-name="P58">Exemple : requête de type lecture en base de données.</text:p>
      <text:p text:style-name="P56">Un traitement est qualifié d’exclusif, quand aucun autre traitement ne peut être exécuté simultanément, pour cause de conflit fonctionnel ou technique.</text:p>
      <text:p text:style-name="P58">Exemple : un traitement de type mise à jour en base de données pourra être qualifié d’exclusif.</text:p>
      <text:p text:style-name="P58"/>
      <text:p text:style-name="P57">Contraintes</text:p>
      <text:p text:style-name="P56">Exprime les règles d’interdiction d’exécution simultanée avec d’autres applications.</text:p>
      <text:p text:style-name="P58">Exemple : après la mise à jour d’une base de donnée d’une autre application.</text:p>
      <text:p text:style-name="P58"/>
      <text:p text:style-name="P57">Reprise globale</text:p>
      <text:p text:style-name="P56">Indique qu’un enchaînement qui s’est terminé en erreur, peut être relancé dans sa globalité, sans nécessité d’actions de reprises particulières.</text:p>
      <text:p text:style-name="P56">Note : lorsque la reprise globale de l’enchaînement est interdite, il s’agit d’une reprise partielle au niveau des Uproc, avec intervention possible des équipes de développement pour consigne de reprise.</text:p>
      <text:p text:style-name="P56"/>
      <text:p text:style-name="P57">Lancement – commande</text:p>
      <text:p text:style-name="P56">Nom de commande permettant d’exécuter le traitement.</text:p>
      <text:p text:style-name="P56"/>
      <text:p text:style-name="P57">Lancement – options (facultatif)</text:p>
      <text:p text:style-name="P56">Définit le rôle et le format des options de lancement, si une commande accepte plusieurs options de lancement ou paramètres.</text:p>
      <text:p text:style-name="Standard"><text:span text:style-name="T10">Exemple : <text:s/></text:span><text:span text:style-name="T9">commande &lt;datdeb&gt;</text:span></text:p>
      <text:p text:style-name="P12">&lt;datdeb&gt; : jjmmssaa<text:tab/><text:tab/>(date de début de période)</text:p>
      <text:p text:style-name="P56"/>
      <text:p text:style-name="P57">Purge :</text:p>
      <text:p text:style-name="P56">Identification des fichiers ou répertoires pouvant être purgés après exécution.</text:p>
      <text:p text:style-name="P56"/>
      <text:p text:style-name="P57">Traitement sur bonne fin</text:p>
      <text:p text:style-name="P56">Pour décrire des opérations à effectuer sur bonne fin d’un traitement, non ordonnancé sous dollar universe.</text:p>
      <text:p text:style-name="P58">Exemple : envoi d’un mail pour informer de la fin du traitement, mise à disposition d’un fichier, …</text:p>
      <text:p text:style-name="P58"/>
      <text:p text:style-name="P10"/>
      <text:p text:style-name="P56">Sauvegarde de fichier :</text:p>
      <text:p text:style-name="P56"/>
      <text:p text:style-name="Standard"><text:span text:style-name="T11">Sauvegarde Physique</text:span><text:span text:style-name="T10"> (archivage)</text:span></text:p>
      <text:p text:style-name="P56">Une sauvegarde physique indique que le fichier doit être enregistré sur un support externe (CD, DVD, cassette, …), avec une rétention de conservation</text:p>
      <text:p text:style-name="P56">On pourra indiquer la durée de conservation, le service ou la personne destinataire de la copie du fichier.</text:p>
      <text:p text:style-name="P56"><text:soft-page-break/></text:p>
      <text:p text:style-name="P57">Sauvegarde d’exploitation</text:p>
      <text:p text:style-name="P56">La sauvegarde d’exploitation consiste à conserver un fichier par recopie et renommage, pour une durée déterminée.</text:p>
      <text:p text:style-name="P58">Exemple : un fichier ‘dgi’ pourra être sauvegardé en ‘dgi_03112008’ pour une période de 2 mois, si il est susceptible d’être réutilisé (répertoire de sauvegarde à spécifier).</text:p>
      <text:p text:style-name="P58"/>
      <text:p text:style-name="P57">Paramètre</text:p>
      <text:p text:style-name="P56">Fichier nécessaire pour l’exécution du traitement.</text:p>
      <text:p text:style-name="P56"/>
      <text:p text:style-name="P57">Entrée externe</text:p>
      <text:p text:style-name="P56">Fichier transmis par un partenaire extérieur ou par une autre application.</text:p>
      <text:p text:style-name="P56"/>
      <text:p text:style-name="P57">Entrée sortie</text:p>
      <text:p text:style-name="P56">Pouvant décrire un fichier intermédiaire, n’étant ni un fichier reçu, ni un fichier à transmettre.</text:p>
      <text:p text:style-name="P56"/>
      <text:p text:style-name="P57">Sortie résultat</text:p>
      <text:p text:style-name="P56">Décrit le ou les fichiers résultats du traitement.</text:p>
      <text:p text:style-name="P56"/>
      <text:p text:style-name="P57">Log</text:p>
      <text:p text:style-name="P56">Fichier de compte rendu d’exécution du traitement.</text:p>
      <text:p text:style-name="P56"/>
      <text:p text:style-name="P57">Ressources applicatives</text:p>
      <text:p text:style-name="P56">Pour décrire des besoins spécifiques en terme d’application.</text:p>
      <text:p text:style-name="P58">Exemple : une base de donnée d’une autre application doit avoir été mise à jour avant l’exécution de ce traitement.</text:p>
      <text:p text:style-name="P58"/>
      <text:p text:style-name="P56"/>
      <text:p text:style-name="P13"/>
      <text:p text:style-name="P87">Informations complémentaires (graphe d’enchaînement etc ..).</text:p>
      <text:p text:style-name="P87"/>
      <text:p text:style-name="P86"/>
      <text:p text:style-name="P86"/>
      <text:p text:style-name="P15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4"><draw:image xlink:href="Pictures/100002000000003200000032F7DEA6258E623960.png" xlink:type="simple" xlink:show="embed" xlink:actuate="onLoad" loext:mime-type="image/png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importEnqueteurs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12/12/2019</text:modification-date></text:p>
              <text:p text:style-name="MP5"><text:span text:style-name="MT1">Page </text:span><text:span text:style-name="MT2"><text:page-number text:select-page="current">6</text:page-number></text:span><text:span text:style-name="MT1"><text:s/>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portEnqueteurs</dc:title>
    <dc:subject>Fiche Batch importEnqueteurs</dc:subject>
    <meta:initial-creator>dqb4no</meta:initial-creator>
    <meta:creation-date>2014-08-13T11:59:00</meta:creation-date>
    <dc:date>2019-12-12T16:29:54.616000000</dc:date>
    <meta:print-date>2014-08-13T10:37:00</meta:print-date>
    <meta:editing-cycles>82</meta:editing-cycles>
    <meta:editing-duration>PT1H25M45S</meta:editing-duration>
    <meta:generator>LibreOffice/5.4.6.2$Windows_X86_64 LibreOffice_project/4014ce260a04f1026ba855d3b8d91541c224eab8</meta:generator>
    <dc:description>Description du batch permettant d'intégrer les enquêteurs de l'IPC dans la base Prisme de collecte</dc:description>
    <meta:keyword>importEnqueteurs</meta:keyword>
    <meta:keyword>IPC</meta:keyword>
    <meta:document-statistic meta:character-count="6613" meta:image-count="1" meta:non-whitespace-character-count="5796" meta:object-count="0" meta:page-count="6" meta:paragraph-count="186" meta:table-count="7" meta:word-count="990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